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9000003E9B748728C98F13F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21.034cm" draw:z-index="0"><draw:image xlink:href="Pictures/1000000100000329000003E9B748728C98F13F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4:18:34.966362002</meta:creation-date>
    <dc:date>2023-10-22T14:19:09.883428646</dc:date>
    <meta:editing-duration>PT3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